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0.846666666666667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9.6308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lorValuesSpread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1">
            <text:p>R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a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#tolBright</text:p>
          </table:table-cell>
          <table:table-cell table:number-columns-repeated="16383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19" table:style-name="ce1">
            <text:p>1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Blue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02" table:style-name="ce1">
            <text:p>10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Red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6" table:style-name="ce1">
            <text:p>13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Green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87" table:style-name="ce1">
            <text:p>18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Yellow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04" table:style-name="ce1">
            <text:p>204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Cyan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1" table:style-name="ce1">
            <text:p>51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Purple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87" table:style-name="ce1">
            <text:p>187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Grey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tolHighContrast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blue</text:p>
          </table:table-cell>
          <table:table-cell table:number-columns-repeated="1638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70" table:style-name="ce1">
            <text:p>17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yellow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85" table:style-name="ce1">
            <text:p>85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red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whi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tolYlOrBr</text:p>
          </table:table-cell>
          <table:table-cell table:number-columns-repeated="16383" table:style-name="ce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FFFFE5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47" table:style-name="ce1">
            <text:p>247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FFF7BC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27" table:style-name="ce1">
            <text:p>227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FEE391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196" table:style-name="ce1">
            <text:p>196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FEC44F</text:p>
          </table:table-cell>
          <table:table-cell table:number-columns-repeated="1638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54" table:style-name="ce1">
            <text:p>15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FB9A29</text:p>
          </table:table-cell>
          <table:table-cell table:number-columns-repeated="1638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12" table:style-name="ce1">
            <text:p>11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EC7014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C4C0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2" table:style-name="ce1">
            <text:p>52</text:p>
          </table:table-cell>
          <table:table-cell office:value-type="float" office:value="4" table:style-name="ce1">
            <text:p>4</text:p>
          </table:table-cell>
          <table:table-cell office:value-type="float" office:value="993404" table:style-name="ce1">
            <text:p>99340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662506" table:style-name="ce1">
            <text:p>662506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888888" table:style-name="ce1">
            <text:p>88888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tolPale</text:p>
          </table:table-cell>
          <table:table-cell table:number-columns-repeated="16383" table:style-name="ce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04" table:style-name="ce1">
            <text:p>204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pale blue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238" table:style-name="ce1">
            <text:p>238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pale cyan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221" table:style-name="ce1">
            <text:p>2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pale green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38" table:style-name="ce1">
            <text:p>238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pale yellow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04" table:style-name="ce1">
            <text:p>204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pale red</text:p>
          </table:table-cell>
          <table:table-cell table:number-columns-repeated="1638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221" table:style-name="ce1">
            <text:p>221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pale grey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tolDark</text:p>
          </table:table-cell>
          <table:table-cell table:number-columns-repeated="16383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ark blue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ark cyan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5" table:style-name="ce1">
            <text:p>8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dark green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dark yellow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dark red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dark grey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tolLight</text:p>
          </table:table-cell>
          <table:table-cell table:number-columns-repeated="16383" table:style-name="ce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70" table:style-name="ce1">
            <text:p>170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light blue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21" table:style-name="ce1">
            <text:p>221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light cyan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7" table:style-name="ce1">
            <text:p>187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mint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04" table:style-name="ce1">
            <text:p>20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pear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live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21" table:style-name="ce1">
            <text:p>221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light yellow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36" table:style-name="ce1">
            <text:p>136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orange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70" table:style-name="ce1">
            <text:p>170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pink</text:p>
          </table:table-cell>
          <table:table-cell table:number-columns-repeated="1638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221" table:style-name="ce1">
            <text:p>221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pale grey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unlColors</text:p>
          </table:table-cell>
          <table:table-cell table:number-columns-repeated="16383" table:style-name="ce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carlet</text:p>
          </table:table-cell>
          <table:table-cell table:number-columns-repeated="1638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241" table:style-name="ce1">
            <text:p>241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Cream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00" table:style-name="ce1">
            <text:p>200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Gray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53" table:style-name="ce1">
            <text:p>253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Lighter Cream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avy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54" table:style-name="ce1">
            <text:p>154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Cerulean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03" table:style-name="ce1">
            <text:p>20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Green</text:p>
          </table:table-cell>
          <table:table-cell table:number-columns-repeated="1638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38" table:style-name="ce1">
            <text:p>13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Orange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Lapis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15" table:style-name="ce1">
            <text:p>21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Yellow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4" table:style-name="ce1">
            <text:p>34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Purpl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tolPurpleGreen</text:p>
          </table:table-cell>
          <table:table-cell table:number-columns-repeated="16383" table:style-name="ce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2" table:style-name="ce1">
            <text:p>4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762A8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12" table:style-name="ce1">
            <text:p>112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9970AB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65" table:style-name="ce1">
            <text:p>165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C2A5CF</text:p>
          </table:table-cell>
          <table:table-cell table:number-columns-repeated="1638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12" table:style-name="ce1">
            <text:p>212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E7D4E8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247" table:style-name="ce1">
            <text:p>247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F7F7F7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240" table:style-name="ce1">
            <text:p>240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D9F0D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11" table:style-name="ce1">
            <text:p>211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ACD39E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74" table:style-name="ce1">
            <text:p>174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5AAE6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1B7837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38" table:style-name="ce1">
            <text:p>238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BADDAT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tolBlueRed</text:p>
          </table:table-cell>
          <table:table-cell table:number-columns-repeated="16383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02" table:style-name="ce1">
            <text:p>102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2166AC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47" table:style-name="ce1">
            <text:p>147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4393C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97" table:style-name="ce1">
            <text:p>197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92C5DE</text:p>
          </table:table-cell>
          <table:table-cell table:number-columns-repeated="1638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29" table:style-name="ce1">
            <text:p>229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D1E5F0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247" table:style-name="ce1">
            <text:p>247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F7F7F7</text:p>
          </table:table-cell>
          <table:table-cell table:number-columns-repeated="1638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19" table:style-name="ce1">
            <text:p>219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FDDBC7</text:p>
          </table:table-cell>
          <table:table-cell table:number-columns-repeated="1638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65" table:style-name="ce1">
            <text:p>165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F4A582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96" table:style-name="ce1">
            <text:p>9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D6604D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B2182B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38" table:style-name="ce1">
            <text:p>238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BADDAT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tolSunset</text:p>
          </table:table-cell>
          <table:table-cell table:number-columns-repeated="16383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364B9A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23" table:style-name="ce1">
            <text:p>123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4A7BB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66" table:style-name="ce1">
            <text:p>166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6EA6CD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02" table:style-name="ce1">
            <text:p>202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98CAE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28" table:style-name="ce1">
            <text:p>228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C2E4EF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36" table:style-name="ce1">
            <text:p>236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EAECCC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18" table:style-name="ce1">
            <text:p>218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FEDA8B</text:p>
          </table:table-cell>
          <table:table-cell table:number-columns-repeated="1638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179" table:style-name="ce1">
            <text:p>179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FDB366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26" table:style-name="ce1">
            <text:p>126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F67E4B</text:p>
          </table:table-cell>
          <table:table-cell table:number-columns-repeated="1638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61" table:style-name="ce1">
            <text:p>6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DD3D2D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50026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BADDAT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#martinK8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13" table:style-name="ce1">
            <text:p>113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honolulublue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83" table:style-name="ce1">
            <text:p>183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mmersky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72" table:style-name="ce1">
            <text:p>7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barbiepink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55" table:style-name="ce1">
            <text:p>15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oceangreen</text:p>
          </table:table-cell>
          <table:table-cell table:number-columns-repeated="1638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mboo</text:p>
          </table:table-cell>
          <table:table-cell table:number-columns-repeated="1638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59" table:style-name="ce1">
            <text:p>1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amboge</text:p>
          </table:table-cell>
          <table:table-cell table:number-columns-repeated="1638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28" table:style-name="ce1">
            <text:p>22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holiday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#martinK8alt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lack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barney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84" table:style-name="ce1">
            <text:p>84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lightmagenta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trongopal</text:p>
          </table:table-cell>
          <table:table-cell table:number-columns-repeated="1638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5" table:style-name="ce1">
            <text:p>5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vividrose</text:p>
          </table:table-cell>
          <table:table-cell table:number-columns-repeated="16380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vividred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41" table:style-name="ce1">
            <text:p>14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darkorange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55" table:style-name="ce1">
            <text:p>25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frenchl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#martinK12</text:p>
          </table:table-cell>
          <table:table-cell table:number-columns-repeated="16383" table:style-name="ce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deepmagenta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59" table:style-name="ce1">
            <text:p>159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paolo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90" table:style-name="ce1">
            <text:p>90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brilliantrose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2" table:style-name="ce1">
            <text:p>252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brightteal</text:p>
          </table:table-cell>
          <table:table-cell table:number-columns-repeated="16380" table:style-name="ce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frenchviolet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1" table:style-name="ce1">
            <text:p>141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dodgerblue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94" table:style-name="ce1">
            <text:p>194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piro</text:p>
          </table:table-cell>
          <table:table-cell table:number-columns-repeated="16380" table:style-name="ce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78" table:style-name="ce1">
            <text:p>178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plum</text:p>
          </table:table-cell>
          <table:table-cell table:number-columns-repeated="16380" table:style-name="ce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trongcrimson</text:p>
          </table:table-cell>
          <table:table-cell table:number-columns-repeated="16380" table:style-name="ce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vividcrimson</text:p>
          </table:table-cell>
          <table:table-cell table:number-columns-repeated="16380" table:style-name="ce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10" table:style-name="ce1">
            <text:p>11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burningorange</text:p>
          </table:table-cell>
          <table:table-cell table:number-columns-repeated="16380" table:style-name="ce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95" table:style-name="ce1">
            <text:p>19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brightspar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#martinK12alt</text:p>
          </table:table-cell>
          <table:table-cell table:number-columns-repeated="9" table:style-name="ce1"/>
          <table:table-cell office:value-type="string" office:string-value="cols = [" table:formula="of:=COM.MICROSOFT.CONCAT(&quot;cols = [&quot;)" table:style-name="ce1">
            <text:p>cols = [</text:p>
          </table:table-cell>
          <table:table-cell office:value-type="string" table:style-name="ce1">
            <text:p>colname = [</text:p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genoa</text:p>
          </table:table-cell>
          <table:table-cell office:value-type="string" office:string-value="d_genoa=[" table:formula="of:=COM.MICROSOFT.CONCAT(&quot;d_&quot;;[.D140];&quot;=[&quot;)" table:style-name="ce1">
            <text:p>d_genoa=[</text:p>
          </table:table-cell>
          <table:table-cell office:value-type="string" office:string-value="0.0/255.0" table:formula="of:=COM.MICROSOFT.CONCAT([.A140];&quot;.0/255.0&quot;)" table:style-name="ce1">
            <text:p>0.0/255.0</text:p>
          </table:table-cell>
          <table:table-cell office:value-type="string" office:string-value="106.0/255.0" table:formula="of:=COM.MICROSOFT.CONCAT([.B140];&quot;.0/255.0&quot;)" table:style-name="ce1">
            <text:p>106.0/255.0</text:p>
          </table:table-cell>
          <table:table-cell office:value-type="string" office:string-value="94.0/255.0" table:formula="of:=COM.MICROSOFT.CONCAT([.C140];&quot;.0/255.0&quot;)" table:style-name="ce1">
            <text:p>94.0/255.0</text:p>
          </table:table-cell>
          <table:table-cell office:value-type="string" office:string-value="]" table:formula="of:=COM.MICROSOFT.CONCAT(&quot;]&quot;)" table:style-name="ce1">
            <text:p>]</text:p>
          </table:table-cell>
          <table:table-cell office:value-type="string" office:string-value="d_genoa=[0.0/255.0106.0/255.094.0/255.0]" table:formula="of:=COM.MICROSOFT.CONCAT([.E140:.I140])" table:style-name="ce1">
            <text:p>d_genoa=[0.0/255.0106.0/255.094.0/255.0]</text:p>
          </table:table-cell>
          <table:table-cell office:value-type="string" office:string-value="d_genoa, " table:formula="of:=COM.MICROSOFT.CONCAT(&quot;d_&quot;;[.D140];&quot;, &quot;)" table:style-name="ce1">
            <text:p>d_genoa,<text:s/></text:p>
          </table:table-cell>
          <table:table-cell office:value-type="string" office:string-value="'d_genoa', " table:formula="of:=COM.MICROSOFT.CONCAT(&quot;'d_&quot;;[.D140];&quot;', &quot;)" table:style-name="ce1">
            <text:p>'d_genoa',<text:s/></text:p>
          </table:table-cell>
          <table:table-cell table:number-columns-repeated="1637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3" table:style-name="ce1">
            <text:p>13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deeppink</text:p>
          </table:table-cell>
          <table:table-cell office:value-type="string" office:string-value="d_deeppink=[" table:formula="of:=COM.MICROSOFT.CONCAT(&quot;d_&quot;;[.D141];&quot;=[&quot;)" table:style-name="ce1">
            <text:p>d_deeppink=[</text:p>
          </table:table-cell>
          <table:table-cell office:value-type="string" office:string-value="237.0/255.0" table:formula="of:=COM.MICROSOFT.CONCAT([.A141];&quot;.0/255.0&quot;)" table:style-name="ce1">
            <text:p>237.0/255.0</text:p>
          </table:table-cell>
          <table:table-cell office:value-type="string" office:string-value="13.0/255.0" table:formula="of:=COM.MICROSOFT.CONCAT([.B141];&quot;.0/255.0&quot;)" table:style-name="ce1">
            <text:p>13.0/255.0</text:p>
          </table:table-cell>
          <table:table-cell office:value-type="string" office:string-value="136.0/255.0" table:formula="of:=COM.MICROSOFT.CONCAT([.C141];&quot;.0/255.0&quot;)" table:style-name="ce1">
            <text:p>136.0/255.0</text:p>
          </table:table-cell>
          <table:table-cell office:value-type="string" office:string-value="]" table:formula="of:=COM.MICROSOFT.CONCAT(&quot;]&quot;)" table:style-name="ce1">
            <text:p>]</text:p>
          </table:table-cell>
          <table:table-cell office:value-type="string" office:string-value="d_deeppink=[237.0/255.013.0/255.0136.0/255.0]" table:formula="of:=COM.MICROSOFT.CONCAT([.E141:.I141])" table:style-name="ce1">
            <text:p>d_deeppink=[237.0/255.013.0/255.0136.0/255.0]</text:p>
          </table:table-cell>
          <table:table-cell office:value-type="string" office:string-value="d_deeppink, " table:formula="of:=COM.MICROSOFT.CONCAT(&quot;d_&quot;;[.D141];&quot;, &quot;)" table:style-name="ce1">
            <text:p>d_deeppink,<text:s/></text:p>
          </table:table-cell>
          <table:table-cell office:value-type="string" office:string-value="'d_deeppink', " table:formula="of:=COM.MICROSOFT.CONCAT(&quot;'d_&quot;;[.D141];&quot;', &quot;)" table:style-name="ce1">
            <text:p>'d_deeppink',<text:s/></text:p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89" table:style-name="ce1">
            <text:p>189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tealish</text:p>
          </table:table-cell>
          <table:table-cell office:value-type="string" office:string-value="d_tealish=[" table:formula="of:=COM.MICROSOFT.CONCAT(&quot;d_&quot;;[.D142];&quot;=[&quot;)" table:style-name="ce1">
            <text:p>d_tealish=[</text:p>
          </table:table-cell>
          <table:table-cell office:value-type="string" office:string-value="0.0/255.0" table:formula="of:=COM.MICROSOFT.CONCAT([.A142];&quot;.0/255.0&quot;)" table:style-name="ce1">
            <text:p>0.0/255.0</text:p>
          </table:table-cell>
          <table:table-cell office:value-type="string" office:string-value="189.0/255.0" table:formula="of:=COM.MICROSOFT.CONCAT([.B142];&quot;.0/255.0&quot;)" table:style-name="ce1">
            <text:p>189.0/255.0</text:p>
          </table:table-cell>
          <table:table-cell office:value-type="string" office:string-value="169.0/255.0" table:formula="of:=COM.MICROSOFT.CONCAT([.C142];&quot;.0/255.0&quot;)" table:style-name="ce1">
            <text:p>169.0/255.0</text:p>
          </table:table-cell>
          <table:table-cell office:value-type="string" office:string-value="]" table:formula="of:=COM.MICROSOFT.CONCAT(&quot;]&quot;)" table:style-name="ce1">
            <text:p>]</text:p>
          </table:table-cell>
          <table:table-cell office:value-type="string" office:string-value="d_tealish=[0.0/255.0189.0/255.0169.0/255.0]" table:formula="of:=COM.MICROSOFT.CONCAT([.E142:.I142])" table:style-name="ce1">
            <text:p>d_tealish=[0.0/255.0189.0/255.0169.0/255.0]</text:p>
          </table:table-cell>
          <table:table-cell office:value-type="string" office:string-value="d_tealish, " table:formula="of:=COM.MICROSOFT.CONCAT(&quot;d_&quot;;[.D142];&quot;, &quot;)" table:style-name="ce1">
            <text:p>d_tealish,<text:s/></text:p>
          </table:table-cell>
          <table:table-cell office:value-type="string" office:string-value="'d_tealish', " table:formula="of:=COM.MICROSOFT.CONCAT(&quot;'d_&quot;;[.D142];&quot;', &quot;)" table:style-name="ce1">
            <text:p>'d_tealish',<text:s/></text:p>
          </table:table-cell>
          <table:table-cell table:number-columns-repeated="1637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96" table:style-name="ce1">
            <text:p>196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palecrimson</text:p>
          </table:table-cell>
          <table:table-cell office:value-type="string" office:string-value="d_palecrimson=[" table:formula="of:=COM.MICROSOFT.CONCAT(&quot;d_&quot;;[.D143];&quot;=[&quot;)" table:style-name="ce1">
            <text:p>d_palecrimson=[</text:p>
          </table:table-cell>
          <table:table-cell office:value-type="string" office:string-value="255.0/255.0" table:formula="of:=COM.MICROSOFT.CONCAT([.A143];&quot;.0/255.0&quot;)" table:style-name="ce1">
            <text:p>255.0/255.0</text:p>
          </table:table-cell>
          <table:table-cell office:value-type="string" office:string-value="196.0/255.0" table:formula="of:=COM.MICROSOFT.CONCAT([.B143];&quot;.0/255.0&quot;)" table:style-name="ce1">
            <text:p>196.0/255.0</text:p>
          </table:table-cell>
          <table:table-cell office:value-type="string" office:string-value="212.0/255.0" table:formula="of:=COM.MICROSOFT.CONCAT([.C143];&quot;.0/255.0&quot;)" table:style-name="ce1">
            <text:p>212.0/255.0</text:p>
          </table:table-cell>
          <table:table-cell office:value-type="string" office:string-value="]" table:formula="of:=COM.MICROSOFT.CONCAT(&quot;]&quot;)" table:style-name="ce1">
            <text:p>]</text:p>
          </table:table-cell>
          <table:table-cell office:value-type="string" office:string-value="d_palecrimson=[255.0/255.0196.0/255.0212.0/255.0]" table:formula="of:=COM.MICROSOFT.CONCAT([.E143:.I143])" table:style-name="ce1">
            <text:p>d_palecrimson=[255.0/255.0196.0/255.0212.0/255.0]</text:p>
          </table:table-cell>
          <table:table-cell office:value-type="string" office:string-value="d_palecrimson, " table:formula="of:=COM.MICROSOFT.CONCAT(&quot;d_&quot;;[.D143];&quot;, &quot;)" table:style-name="ce1">
            <text:p>d_palecrimson,<text:s/></text:p>
          </table:table-cell>
          <table:table-cell office:value-type="string" office:string-value="'d_palecrimson', " table:formula="of:=COM.MICROSOFT.CONCAT(&quot;'d_&quot;;[.D143];&quot;', &quot;)" table:style-name="ce1">
            <text:p>'d_palecrimson',<text:s/></text:p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ceruleanblue</text:p>
          </table:table-cell>
          <table:table-cell office:value-type="string" office:string-value="d_ceruleanblue=[" table:formula="of:=COM.MICROSOFT.CONCAT(&quot;d_&quot;;[.D144];&quot;=[&quot;)" table:style-name="ce1">
            <text:p>d_ceruleanblue=[</text:p>
          </table:table-cell>
          <table:table-cell office:value-type="string" office:string-value="0.0/255.0" table:formula="of:=COM.MICROSOFT.CONCAT([.A144];&quot;.0/255.0&quot;)" table:style-name="ce1">
            <text:p>0.0/255.0</text:p>
          </table:table-cell>
          <table:table-cell office:value-type="string" office:string-value="88.0/255.0" table:formula="of:=COM.MICROSOFT.CONCAT([.B144];&quot;.0/255.0&quot;)" table:style-name="ce1">
            <text:p>88.0/255.0</text:p>
          </table:table-cell>
          <table:table-cell office:value-type="string" office:string-value="204.0/255.0" table:formula="of:=COM.MICROSOFT.CONCAT([.C144];&quot;.0/255.0&quot;)" table:style-name="ce1">
            <text:p>204.0/255.0</text:p>
          </table:table-cell>
          <table:table-cell office:value-type="string" office:string-value="]" table:formula="of:=COM.MICROSOFT.CONCAT(&quot;]&quot;)" table:style-name="ce1">
            <text:p>]</text:p>
          </table:table-cell>
          <table:table-cell office:value-type="string" office:string-value="d_ceruleanblue=[0.0/255.088.0/255.0204.0/255.0]" table:formula="of:=COM.MICROSOFT.CONCAT([.E144:.I144])" table:style-name="ce1">
            <text:p>d_ceruleanblue=[0.0/255.088.0/255.0204.0/255.0]</text:p>
          </table:table-cell>
          <table:table-cell office:value-type="string" office:string-value="d_ceruleanblue, " table:formula="of:=COM.MICROSOFT.CONCAT(&quot;d_&quot;;[.D144];&quot;, &quot;)" table:style-name="ce1">
            <text:p>d_ceruleanblue,<text:s/></text:p>
          </table:table-cell>
          <table:table-cell office:value-type="string" office:string-value="'d_ceruleanblue', " table:formula="of:=COM.MICROSOFT.CONCAT(&quot;'d_&quot;;[.D144];&quot;', &quot;)" table:style-name="ce1">
            <text:p>'d_ceruleanblue',<text:s/></text:p>
          </table:table-cell>
          <table:table-cell table:number-columns-repeated="1637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8" table:style-name="ce1">
            <text:p>8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hotpurple</text:p>
          </table:table-cell>
          <table:table-cell office:value-type="string" office:string-value="d_hotpurple=[" table:formula="of:=COM.MICROSOFT.CONCAT(&quot;d_&quot;;[.D145];&quot;=[&quot;)" table:style-name="ce1">
            <text:p>d_hotpurple=[</text:p>
          </table:table-cell>
          <table:table-cell office:value-type="string" office:string-value="210.0/255.0" table:formula="of:=COM.MICROSOFT.CONCAT([.A145];&quot;.0/255.0&quot;)" table:style-name="ce1">
            <text:p>210.0/255.0</text:p>
          </table:table-cell>
          <table:table-cell office:value-type="string" office:string-value="8.0/255.0" table:formula="of:=COM.MICROSOFT.CONCAT([.B145];&quot;.0/255.0&quot;)" table:style-name="ce1">
            <text:p>8.0/255.0</text:p>
          </table:table-cell>
          <table:table-cell office:value-type="string" office:string-value="251.0/255.0" table:formula="of:=COM.MICROSOFT.CONCAT([.C145];&quot;.0/255.0&quot;)" table:style-name="ce1">
            <text:p>251.0/255.0</text:p>
          </table:table-cell>
          <table:table-cell office:value-type="string" office:string-value="]" table:formula="of:=COM.MICROSOFT.CONCAT(&quot;]&quot;)" table:style-name="ce1">
            <text:p>]</text:p>
          </table:table-cell>
          <table:table-cell office:value-type="string" office:string-value="d_hotpurple=[210.0/255.08.0/255.0251.0/255.0]" table:formula="of:=COM.MICROSOFT.CONCAT([.E145:.I145])" table:style-name="ce1">
            <text:p>d_hotpurple=[210.0/255.08.0/255.0251.0/255.0]</text:p>
          </table:table-cell>
          <table:table-cell office:value-type="string" office:string-value="d_hotpurple, " table:formula="of:=COM.MICROSOFT.CONCAT(&quot;d_&quot;;[.D145];&quot;, &quot;)" table:style-name="ce1">
            <text:p>d_hotpurple,<text:s/></text:p>
          </table:table-cell>
          <table:table-cell office:value-type="string" office:string-value="'d_hotpurple', " table:formula="of:=COM.MICROSOFT.CONCAT(&quot;'d_&quot;;[.D145];&quot;', &quot;)" table:style-name="ce1">
            <text:p>'d_hotpurple',<text:s/></text:p>
          </table:table-cell>
          <table:table-cell table:number-columns-repeated="1637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02" table:style-name="ce1">
            <text:p>102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pinkflamingo</text:p>
          </table:table-cell>
          <table:table-cell office:value-type="string" office:string-value="d_pinkflamingo=[" table:formula="of:=COM.MICROSOFT.CONCAT(&quot;d_&quot;;[.D146];&quot;=[&quot;)" table:style-name="ce1">
            <text:p>d_pinkflamingo=[</text:p>
          </table:table-cell>
          <table:table-cell office:value-type="string" office:string-value="255.0/255.0" table:formula="of:=COM.MICROSOFT.CONCAT([.A146];&quot;.0/255.0&quot;)" table:style-name="ce1">
            <text:p>255.0/255.0</text:p>
          </table:table-cell>
          <table:table-cell office:value-type="string" office:string-value="102.0/255.0" table:formula="of:=COM.MICROSOFT.CONCAT([.B146];&quot;.0/255.0&quot;)" table:style-name="ce1">
            <text:p>102.0/255.0</text:p>
          </table:table-cell>
          <table:table-cell office:value-type="string" office:string-value="253.0/255.0" table:formula="of:=COM.MICROSOFT.CONCAT([.C146];&quot;.0/255.0&quot;)" table:style-name="ce1">
            <text:p>253.0/255.0</text:p>
          </table:table-cell>
          <table:table-cell office:value-type="string" office:string-value="]" table:formula="of:=COM.MICROSOFT.CONCAT(&quot;]&quot;)" table:style-name="ce1">
            <text:p>]</text:p>
          </table:table-cell>
          <table:table-cell office:value-type="string" office:string-value="d_pinkflamingo=[255.0/255.0102.0/255.0253.0/255.0]" table:formula="of:=COM.MICROSOFT.CONCAT([.E146:.I146])" table:style-name="ce1">
            <text:p>d_pinkflamingo=[255.0/255.0102.0/255.0253.0/255.0]</text:p>
          </table:table-cell>
          <table:table-cell office:value-type="string" office:string-value="d_pinkflamingo, " table:formula="of:=COM.MICROSOFT.CONCAT(&quot;d_&quot;;[.D146];&quot;, &quot;)" table:style-name="ce1">
            <text:p>d_pinkflamingo,<text:s/></text:p>
          </table:table-cell>
          <table:table-cell office:value-type="string" office:string-value="'d_pinkflamingo', " table:formula="of:=COM.MICROSOFT.CONCAT(&quot;'d_&quot;;[.D146];&quot;', &quot;)" table:style-name="ce1">
            <text:p>'d_pinkflamingo',<text:s/></text:p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39" table:style-name="ce1">
            <text:p>239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turquoise</text:p>
          </table:table-cell>
          <table:table-cell office:value-type="string" office:string-value="d_turquoise=[" table:formula="of:=COM.MICROSOFT.CONCAT(&quot;d_&quot;;[.D147];&quot;=[&quot;)" table:style-name="ce1">
            <text:p>d_turquoise=[</text:p>
          </table:table-cell>
          <table:table-cell office:value-type="string" office:string-value="0.0/255.0" table:formula="of:=COM.MICROSOFT.CONCAT([.A147];&quot;.0/255.0&quot;)" table:style-name="ce1">
            <text:p>0.0/255.0</text:p>
          </table:table-cell>
          <table:table-cell office:value-type="string" office:string-value="239.0/255.0" table:formula="of:=COM.MICROSOFT.CONCAT([.B147];&quot;.0/255.0&quot;)" table:style-name="ce1">
            <text:p>239.0/255.0</text:p>
          </table:table-cell>
          <table:table-cell office:value-type="string" office:string-value="249.0/255.0" table:formula="of:=COM.MICROSOFT.CONCAT([.C147];&quot;.0/255.0&quot;)" table:style-name="ce1">
            <text:p>249.0/255.0</text:p>
          </table:table-cell>
          <table:table-cell office:value-type="string" office:string-value="]" table:formula="of:=COM.MICROSOFT.CONCAT(&quot;]&quot;)" table:style-name="ce1">
            <text:p>]</text:p>
          </table:table-cell>
          <table:table-cell office:value-type="string" office:string-value="d_turquoise=[0.0/255.0239.0/255.0249.0/255.0]" table:formula="of:=COM.MICROSOFT.CONCAT([.E147:.I147])" table:style-name="ce1">
            <text:p>d_turquoise=[0.0/255.0239.0/255.0249.0/255.0]</text:p>
          </table:table-cell>
          <table:table-cell office:value-type="string" office:string-value="d_turquoise, " table:formula="of:=COM.MICROSOFT.CONCAT(&quot;d_&quot;;[.D147];&quot;, &quot;)" table:style-name="ce1">
            <text:p>d_turquoise,<text:s/></text:p>
          </table:table-cell>
          <table:table-cell office:value-type="string" office:string-value="'d_turquoise', " table:formula="of:=COM.MICROSOFT.CONCAT(&quot;'d_&quot;;[.D147];&quot;', &quot;)" table:style-name="ce1">
            <text:p>'d_turquoise',<text:s/></text:p>
          </table:table-cell>
          <table:table-cell table:number-columns-repeated="1637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paneselaurel</text:p>
          </table:table-cell>
          <table:table-cell office:value-type="string" office:string-value="d_japaneselaurel=[" table:formula="of:=COM.MICROSOFT.CONCAT(&quot;d_&quot;;[.D148];&quot;=[&quot;)" table:style-name="ce1">
            <text:p>d_japaneselaurel=[</text:p>
          </table:table-cell>
          <table:table-cell office:value-type="string" office:string-value="21.0/255.0" table:formula="of:=COM.MICROSOFT.CONCAT([.A148];&quot;.0/255.0&quot;)" table:style-name="ce1">
            <text:p>21.0/255.0</text:p>
          </table:table-cell>
          <table:table-cell office:value-type="string" office:string-value="109.0/255.0" table:formula="of:=COM.MICROSOFT.CONCAT([.B148];&quot;.0/255.0&quot;)" table:style-name="ce1">
            <text:p>109.0/255.0</text:p>
          </table:table-cell>
          <table:table-cell office:value-type="string" office:string-value="3.0/255.0" table:formula="of:=COM.MICROSOFT.CONCAT([.C148];&quot;.0/255.0&quot;)" table:style-name="ce1">
            <text:p>3.0/255.0</text:p>
          </table:table-cell>
          <table:table-cell office:value-type="string" office:string-value="]" table:formula="of:=COM.MICROSOFT.CONCAT(&quot;]&quot;)" table:style-name="ce1">
            <text:p>]</text:p>
          </table:table-cell>
          <table:table-cell office:value-type="string" office:string-value="d_japaneselaurel=[21.0/255.0109.0/255.03.0/255.0]" table:formula="of:=COM.MICROSOFT.CONCAT([.E148:.I148])" table:style-name="ce1">
            <text:p>d_japaneselaurel=[21.0/255.0109.0/255.03.0/255.0]</text:p>
          </table:table-cell>
          <table:table-cell office:value-type="string" office:string-value="d_japaneselaurel, " table:formula="of:=COM.MICROSOFT.CONCAT(&quot;d_&quot;;[.D148];&quot;, &quot;)" table:style-name="ce1">
            <text:p>d_japaneselaurel,<text:s/></text:p>
          </table:table-cell>
          <table:table-cell office:value-type="string" office:string-value="'d_japaneselaurel', " table:formula="of:=COM.MICROSOFT.CONCAT(&quot;'d_&quot;;[.D148];&quot;', &quot;)" table:style-name="ce1">
            <text:p>'d_japaneselaurel',<text:s/></text:p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51" table:style-name="ce1">
            <text:p>15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islamicgreen</text:p>
          </table:table-cell>
          <table:table-cell office:value-type="string" office:string-value="d_islamicgreen=[" table:formula="of:=COM.MICROSOFT.CONCAT(&quot;d_&quot;;[.D149];&quot;=[&quot;)" table:style-name="ce1">
            <text:p>d_islamicgreen=[</text:p>
          </table:table-cell>
          <table:table-cell office:value-type="string" office:string-value="0.0/255.0" table:formula="of:=COM.MICROSOFT.CONCAT([.A149];&quot;.0/255.0&quot;)" table:style-name="ce1">
            <text:p>0.0/255.0</text:p>
          </table:table-cell>
          <table:table-cell office:value-type="string" office:string-value="151.0/255.0" table:formula="of:=COM.MICROSOFT.CONCAT([.B149];&quot;.0/255.0&quot;)" table:style-name="ce1">
            <text:p>151.0/255.0</text:p>
          </table:table-cell>
          <table:table-cell office:value-type="string" office:string-value="25.0/255.0" table:formula="of:=COM.MICROSOFT.CONCAT([.C149];&quot;.0/255.0&quot;)" table:style-name="ce1">
            <text:p>25.0/255.0</text:p>
          </table:table-cell>
          <table:table-cell office:value-type="string" office:string-value="]" table:formula="of:=COM.MICROSOFT.CONCAT(&quot;]&quot;)" table:style-name="ce1">
            <text:p>]</text:p>
          </table:table-cell>
          <table:table-cell office:value-type="string" office:string-value="d_islamicgreen=[0.0/255.0151.0/255.025.0/255.0]" table:formula="of:=COM.MICROSOFT.CONCAT([.E149:.I149])" table:style-name="ce1">
            <text:p>d_islamicgreen=[0.0/255.0151.0/255.025.0/255.0]</text:p>
          </table:table-cell>
          <table:table-cell office:value-type="string" office:string-value="d_islamicgreen, " table:formula="of:=COM.MICROSOFT.CONCAT(&quot;d_&quot;;[.D149];&quot;, &quot;)" table:style-name="ce1">
            <text:p>d_islamicgreen,<text:s/></text:p>
          </table:table-cell>
          <table:table-cell office:value-type="string" office:string-value="'d_islamicgreen', " table:formula="of:=COM.MICROSOFT.CONCAT(&quot;'d_&quot;;[.D149];&quot;', &quot;)" table:style-name="ce1">
            <text:p>'d_islamicgreen',<text:s/></text:p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98" table:style-name="ce1">
            <text:p>19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ermanentgreen</text:p>
          </table:table-cell>
          <table:table-cell office:value-type="string" office:string-value="d_permanentgreen=[" table:formula="of:=COM.MICROSOFT.CONCAT(&quot;d_&quot;;[.D150];&quot;=[&quot;)" table:style-name="ce1">
            <text:p>d_permanentgreen=[</text:p>
          </table:table-cell>
          <table:table-cell office:value-type="string" office:string-value="0.0/255.0" table:formula="of:=COM.MICROSOFT.CONCAT([.A150];&quot;.0/255.0&quot;)" table:style-name="ce1">
            <text:p>0.0/255.0</text:p>
          </table:table-cell>
          <table:table-cell office:value-type="string" office:string-value="198.0/255.0" table:formula="of:=COM.MICROSOFT.CONCAT([.B150];&quot;.0/255.0&quot;)" table:style-name="ce1">
            <text:p>198.0/255.0</text:p>
          </table:table-cell>
          <table:table-cell office:value-type="string" office:string-value="27.0/255.0" table:formula="of:=COM.MICROSOFT.CONCAT([.C150];&quot;.0/255.0&quot;)" table:style-name="ce1">
            <text:p>27.0/255.0</text:p>
          </table:table-cell>
          <table:table-cell office:value-type="string" office:string-value="]" table:formula="of:=COM.MICROSOFT.CONCAT(&quot;]&quot;)" table:style-name="ce1">
            <text:p>]</text:p>
          </table:table-cell>
          <table:table-cell office:value-type="string" office:string-value="d_permanentgreen=[0.0/255.0198.0/255.027.0/255.0]" table:formula="of:=COM.MICROSOFT.CONCAT([.E150:.I150])" table:style-name="ce1">
            <text:p>d_permanentgreen=[0.0/255.0198.0/255.027.0/255.0]</text:p>
          </table:table-cell>
          <table:table-cell office:value-type="string" office:string-value="d_permanentgreen, " table:formula="of:=COM.MICROSOFT.CONCAT(&quot;d_&quot;;[.D150];&quot;, &quot;)" table:style-name="ce1">
            <text:p>d_permanentgreen,<text:s/></text:p>
          </table:table-cell>
          <table:table-cell office:value-type="string" office:string-value="'d_permanentgreen', " table:formula="of:=COM.MICROSOFT.CONCAT(&quot;'d_&quot;;[.D150];&quot;', &quot;)" table:style-name="ce1">
            <text:p>'d_permanentgreen',<text:s/></text:p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1" table:style-name="ce1">
            <text:p>25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luminous</text:p>
          </table:table-cell>
          <table:table-cell office:value-type="string" office:string-value="d_luminous=[" table:formula="of:=COM.MICROSOFT.CONCAT(&quot;d_&quot;;[.D151];&quot;=[&quot;)" table:style-name="ce1">
            <text:p>d_luminous=[</text:p>
          </table:table-cell>
          <table:table-cell office:value-type="string" office:string-value="0.0/255.0" table:formula="of:=COM.MICROSOFT.CONCAT([.A151];&quot;.0/255.0&quot;)" table:style-name="ce1">
            <text:p>0.0/255.0</text:p>
          </table:table-cell>
          <table:table-cell office:value-type="string" office:string-value="251.0/255.0" table:formula="of:=COM.MICROSOFT.CONCAT([.B151];&quot;.0/255.0&quot;)" table:style-name="ce1">
            <text:p>251.0/255.0</text:p>
          </table:table-cell>
          <table:table-cell office:value-type="string" office:string-value="29.0/255.0" table:formula="of:=COM.MICROSOFT.CONCAT([.C151];&quot;.0/255.0&quot;)" table:style-name="ce1">
            <text:p>29.0/255.0</text:p>
          </table:table-cell>
          <table:table-cell office:value-type="string" office:string-value="]" table:formula="of:=COM.MICROSOFT.CONCAT(&quot;]&quot;)" table:style-name="ce1">
            <text:p>]</text:p>
          </table:table-cell>
          <table:table-cell office:value-type="string" office:string-value="d_luminous=[0.0/255.0251.0/255.029.0/255.0]" table:formula="of:=COM.MICROSOFT.CONCAT([.E151:.I151])" table:style-name="ce1">
            <text:p>d_luminous=[0.0/255.0251.0/255.029.0/255.0]</text:p>
          </table:table-cell>
          <table:table-cell office:value-type="string" office:string-value="d_luminous, " table:formula="of:=COM.MICROSOFT.CONCAT(&quot;d_&quot;;[.D151];&quot;, &quot;)" table:style-name="ce1">
            <text:p>d_luminous,<text:s/></text:p>
          </table:table-cell>
          <table:table-cell office:value-type="string" office:string-value="'d_luminous', " table:formula="of:=COM.MICROSOFT.CONCAT(&quot;'d_&quot;;[.D151];&quot;', &quot;)" table:style-name="ce1">
            <text:p>'d_luminous',<text:s/></text:p>
          </table:table-cell>
          <table:table-cell table:number-columns-repeated="16372"/>
        </table:table-row>
        <table:table-row table:style-name="ro1">
          <table:table-cell table:number-columns-repeated="10" table:style-name="ce1"/>
          <table:table-cell office:value-type="string" office:string-value="cols = [d_genoa, d_deeppink, d_tealish, d_palecrimson, d_ceruleanblue, d_hotpurple, d_pinkflamingo, d_turquoise, d_japaneselaurel, d_islamicgreen, d_permanentgreen, d_luminous, " table:formula="of:=COM.MICROSOFT.CONCAT([.K139:.K151])" table:style-name="ce1">
            <text:p>cols = [d_genoa, d_deeppink, d_tealish, d_palecrimson, d_ceruleanblue, d_hotpurple, d_pinkflamingo, d_turquoise, d_japaneselaurel, d_islamicgreen, d_permanentgreen, d_luminous,<text:s/></text:p>
          </table:table-cell>
          <table:table-cell office:value-type="string" office:string-value="colname = ['d_genoa', 'd_deeppink', 'd_tealish', 'd_palecrimson', 'd_ceruleanblue', 'd_hotpurple', 'd_pinkflamingo', 'd_turquoise', 'd_japaneselaurel', 'd_islamicgreen', 'd_permanentgreen', 'd_luminous', " table:formula="of:=COM.MICROSOFT.CONCAT([.L139:.L151])" table:style-name="ce1">
            <text:p>colname = ['d_genoa', 'd_deeppink', 'd_tealish', 'd_palecrimson', 'd_ceruleanblue', 'd_hotpurple', 'd_pinkflamingo', 'd_turquoise', 'd_japaneselaurel', 'd_islamicgreen', 'd_permanentgreen', 'd_luminous',<text:s/></text:p>
          </table:table-cell>
          <table:table-cell table:number-columns-repeated="16372"/>
        </table:table-row>
        <table:table-row table:style-name="ro1">
          <table:table-cell table:number-columns-repeated="10" table:style-name="ce1"/>
          <table:table-cell office:value-type="string" office:string-value="cols = [d_genoa, d_deeppink, d_tealish, d_palecrimson, d_ceruleanblue, d_hotpurple, d_pinkflamingo, d_turquoise, d_japaneselaurel, d_islamicgreen, d_permanentgreen, d_luminous," table:formula="of:=LEFT([.K152];LEN([.K152])-1)" table:style-name="ce1">
            <text:p>cols = [d_genoa, d_deeppink, d_tealish, d_palecrimson, d_ceruleanblue, d_hotpurple, d_pinkflamingo, d_turquoise, d_japaneselaurel, d_islamicgreen, d_permanentgreen, d_luminous,</text:p>
          </table:table-cell>
          <table:table-cell office:value-type="string" office:string-value="colname = ['d_genoa', 'd_deeppink', 'd_tealish', 'd_palecrimson', 'd_ceruleanblue', 'd_hotpurple', 'd_pinkflamingo', 'd_turquoise', 'd_japaneselaurel', 'd_islamicgreen', 'd_permanentgreen', 'd_luminous'" table:formula="of:=LEFT([.L152];LEN([.L152])-2)" table:style-name="ce1">
            <text:p>colname = ['d_genoa', 'd_deeppink', 'd_tealish', 'd_palecrimson', 'd_ceruleanblue', 'd_hotpurple', 'd_pinkflamingo', 'd_turquoise', 'd_japaneselaurel', 'd_islamicgreen', 'd_permanentgreen', 'd_luminous'</text:p>
          </table:table-cell>
          <table:table-cell table:number-columns-repeated="16372"/>
        </table:table-row>
        <table:table-row table:style-name="ro1">
          <table:table-cell table:number-columns-repeated="10" table:style-name="ce1"/>
          <table:table-cell office:value-type="string" office:string-value="cols = [d_genoa, d_deeppink, d_tealish, d_palecrimson, d_ceruleanblue, d_hotpurple, d_pinkflamingo, d_turquoise, d_japaneselaurel, d_islamicgreen, d_permanentgreen, d_luminous,]" table:formula="of:=COM.MICROSOFT.CONCAT([.K153];&quot;]&quot;)" table:style-name="ce1">
            <text:p>cols = [d_genoa, d_deeppink, d_tealish, d_palecrimson, d_ceruleanblue, d_hotpurple, d_pinkflamingo, d_turquoise, d_japaneselaurel, d_islamicgreen, d_permanentgreen, d_luminous,]</text:p>
          </table:table-cell>
          <table:table-cell office:value-type="string" office:string-value="colname = ['d_genoa', 'd_deeppink', 'd_tealish', 'd_palecrimson', 'd_ceruleanblue', 'd_hotpurple', 'd_pinkflamingo', 'd_turquoise', 'd_japaneselaurel', 'd_islamicgreen', 'd_permanentgreen', 'd_luminous']" table:formula="of:=COM.MICROSOFT.CONCAT([.L153];&quot;]&quot;)" table:style-name="ce1">
            <text:p>colname = ['d_genoa', 'd_deeppink', 'd_tealish', 'd_palecrimson', 'd_ceruleanblue', 'd_hotpurple', 'd_pinkflamingo', 'd_turquoise', 'd_japaneselaurel', 'd_islamicgreen', 'd_permanentgreen', 'd_luminous']</text:p>
          </table:table-cell>
          <table:table-cell table:number-columns-repeated="16372"/>
        </table:table-row>
        <table:table-row table:number-rows-repeated="10484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Karl Ahrendsen</dc:creator>
    <dc:date>2020-12-07T14:18:43Z</dc:date>
    <meta:editing-cycles>2</meta:editing-cycles>
    <meta:editing-duration>PT3638S</meta:editing-duration>
  </office:meta>
</office:document-meta>
</file>